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0.61pt"/>
    </style:style>
    <style:style style:name="co3" style:family="table-column">
      <style:table-column-properties fo:break-before="auto" style:column-width="113.3pt"/>
    </style:style>
    <style:style style:name="co4" style:family="table-column">
      <style:table-column-properties fo:break-before="auto" style:column-width="74.21pt"/>
    </style:style>
    <style:style style:name="co5" style:family="table-column">
      <style:table-column-properties fo:break-before="auto" style:column-width="78.46pt"/>
    </style:style>
    <style:style style:name="co6" style:family="table-column">
      <style:table-column-properties fo:break-before="auto" style:column-width="95.9pt"/>
    </style:style>
    <style:style style:name="co7" style:family="table-column">
      <style:table-column-properties fo:break-before="auto" style:column-width="29.7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/>
      <table:table table:name="100-tra-90k-5000res-2folds-1e-06ridge-50w2vdim-&lt;end&gt;-10-09_22:0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S.No</text:p>
          </table:table-cell>
          <table:table-cell office:value-type="string" calcext:value-type="string">
            <text:p>RMSE</text:p>
          </table:table-cell>
          <table:table-cell office:value-type="string" calcext:value-type="string">
            <text:p>std. RMSE</text:p>
          </table:table-cell>
          <table:table-cell office:value-type="string" calcext:value-type="string">
            <text:p>Meaning_Error</text:p>
          </table:table-cell>
          <table:table-cell office:value-type="string" calcext:value-type="string">
            <text:p>std. Meaning Error</text:p>
          </table:table-cell>
          <table:table-cell office:value-type="string" calcext:value-type="string">
            <text:p>Sentence_Error</text:p>
          </table:table-cell>
          <table:table-cell office:value-type="string" calcext:value-type="string">
            <text:p>std. Sentence Error</text:p>
          </table:table-cell>
          <table:table-cell office:value-type="string" calcext:value-type="string">
            <text:p>seed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78966251097208" calcext:value-type="float">
            <text:p>0.1789662511</text:p>
          </table:table-cell>
          <table:table-cell office:value-type="float" office:value="0.00011517255452409" calcext:value-type="float">
            <text:p>0.0001151726</text:p>
          </table:table-cell>
          <table:table-cell office:value-type="float" office:value="0.0372266749096583" calcext:value-type="float">
            <text:p>0.0372266749</text:p>
          </table:table-cell>
          <table:table-cell office:value-type="float" office:value="0.000191723153238687" calcext:value-type="float">
            <text:p>0.0001917232</text:p>
          </table:table-cell>
          <table:table-cell office:value-type="float" office:value="0.200061822437129" calcext:value-type="float">
            <text:p>0.2000618224</text:p>
          </table:table-cell>
          <table:table-cell office:value-type="float" office:value="0.00161179925371487" calcext:value-type="float">
            <text:p>0.00161179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180215047500148" calcext:value-type="float">
            <text:p>0.1802150475</text:p>
          </table:table-cell>
          <table:table-cell table:style-name="ce1" office:value-type="float" office:value="0.0000674530148837976" calcext:value-type="float">
            <text:p>6.75E-05</text:p>
          </table:table-cell>
          <table:table-cell office:value-type="float" office:value="0.0397576229272924" calcext:value-type="float">
            <text:p>0.0397576229</text:p>
          </table:table-cell>
          <table:table-cell office:value-type="float" office:value="0.000255661536876346" calcext:value-type="float">
            <text:p>0.0002556615</text:p>
          </table:table-cell>
          <table:table-cell office:value-type="float" office:value="0.215992139718708" calcext:value-type="float">
            <text:p>0.2159921397</text:p>
          </table:table-cell>
          <table:table-cell office:value-type="float" office:value="0.00175531562562099" calcext:value-type="float">
            <text:p>0.00175531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179257931165072" calcext:value-type="float">
            <text:p>0.1792579312</text:p>
          </table:table-cell>
          <table:table-cell table:style-name="ce1" office:value-type="float" office:value="0.0000325294909096913" calcext:value-type="float">
            <text:p>3.25E-05</text:p>
          </table:table-cell>
          <table:table-cell office:value-type="float" office:value="0.0380845532224945" calcext:value-type="float">
            <text:p>0.0380845532</text:p>
          </table:table-cell>
          <table:table-cell table:style-name="ce1" office:value-type="float" office:value="0.0000153636116079006" calcext:value-type="float">
            <text:p>1.54E-05</text:p>
          </table:table-cell>
          <table:table-cell office:value-type="float" office:value="0.206564218056568" calcext:value-type="float">
            <text:p>0.2065642181</text:p>
          </table:table-cell>
          <table:table-cell office:value-type="float" office:value="0.00104877348700624" calcext:value-type="float">
            <text:p>0.00104877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179226131328684" calcext:value-type="float">
            <text:p>0.1792261313</text:p>
          </table:table-cell>
          <table:table-cell table:style-name="ce1" office:value-type="float" office:value="0.0000128099638351808" calcext:value-type="float">
            <text:p>1.28E-05</text:p>
          </table:table-cell>
          <table:table-cell office:value-type="float" office:value="0.0388797811191333" calcext:value-type="float">
            <text:p>0.0388797811</text:p>
          </table:table-cell>
          <table:table-cell table:style-name="ce1" office:value-type="float" office:value="0.0000525306720246116" calcext:value-type="float">
            <text:p>5.25E-05</text:p>
          </table:table-cell>
          <table:table-cell office:value-type="float" office:value="0.209313108564615" calcext:value-type="float">
            <text:p>0.2093131086</text:p>
          </table:table-cell>
          <table:table-cell office:value-type="float" office:value="0.000640303813119608" calcext:value-type="float">
            <text:p>0.000640303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79069313164255" calcext:value-type="float">
            <text:p>0.1790693132</text:p>
          </table:table-cell>
          <table:table-cell table:style-name="ce1" office:value-type="float" office:value="0.0000976514859500899" calcext:value-type="float">
            <text:p>9.77E-05</text:p>
          </table:table-cell>
          <table:table-cell office:value-type="float" office:value="0.0383183193128878" calcext:value-type="float">
            <text:p>0.0383183193</text:p>
          </table:table-cell>
          <table:table-cell table:style-name="ce1" office:value-type="float" office:value="0.00000717581859530428" calcext:value-type="float">
            <text:p>7.18E-06</text:p>
          </table:table-cell>
          <table:table-cell office:value-type="float" office:value="0.207403236846172" calcext:value-type="float">
            <text:p>0.2074032368</text:p>
          </table:table-cell>
          <table:table-cell office:value-type="float" office:value="0.000695502417698876" calcext:value-type="float">
            <text:p>0.000695502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Average</text:p>
          </table:table-cell>
          <table:table-cell table:formula="of:=AVERAGE([.B2:.B6])" office:value-type="float" office:value="0.179346934851073" calcext:value-type="float">
            <text:p>0.1793469349</text:p>
          </table:table-cell>
          <table:table-cell/>
          <table:table-cell table:formula="of:=AVERAGE([.D2:.D6])" office:value-type="float" office:value="0.0384533902982933" calcext:value-type="float">
            <text:p>0.0384533903</text:p>
          </table:table-cell>
          <table:table-cell/>
          <table:table-cell table:formula="of:=AVERAGE([.F2:.F6])" office:value-type="float" office:value="0.207866905124638" calcext:value-type="float">
            <text:p>0.20786690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d</text:p>
          </table:table-cell>
          <table:table-cell table:formula="of:=STDEV([.B2:.B6])" office:value-type="float" office:value="0.000499531940939752" calcext:value-type="float">
            <text:p>0.0004995319</text:p>
          </table:table-cell>
          <table:table-cell/>
          <table:table-cell table:formula="of:=STDEV([.D2:.D6])" office:value-type="float" office:value="0.000941003119938863" calcext:value-type="float">
            <text:p>0.0009410031</text:p>
          </table:table-cell>
          <table:table-cell/>
          <table:table-cell table:formula="of:=STDEV([.F2:.F6])" office:value-type="float" office:value="0.00572149978648741" calcext:value-type="float">
            <text:p>0.0057214998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11T22:05:16.115508074</dc:date>
    <dc:creator>Surender Kumar</dc:creator>
    <meta:editing-duration>PT2M52S</meta:editing-duration>
    <meta:editing-cycles>1</meta:editing-cycles>
    <meta:document-statistic meta:table-count="1" meta:cell-count="56" meta:object-count="0"/>
    <meta:generator>LibreOffice/5.1.4.2$Linux_X86_64 LibreOffice_project/10m0$Build-2</meta:generator>
  </office:meta>
</office:document-meta>
</file>